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oika Consulting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<text:span text:style-name="T1">What is your challenge?</text:span></text:p>
            <text:p><text:span text:style-name="T1">What kind of help do you need?</text:span></text:p>
            <text:p/>
            <text:p>Groups of three, one <text:span text:style-name="T2">client</text:span> and two <text:span text:style-name="T3">consultants</text:span></text:p>
            <text:p/>
            <text:p><text:s/>* <text:span text:style-name="T2">Client</text:span> shares their problem (2 mins)</text:p>
            <text:p><text:s/>* <text:span text:style-name="T3">Consultants</text:span> ask clarifying questions (2 mins)</text:p>
            <text:p><text:s/>* <text:span text:style-name="T2">Client</text:span> turns back to <text:span text:style-name="T3">consultants</text:span></text:p>
            <text:p><text:s/>* <text:span text:style-name="T3">Consultants</text:span> discuss the problem (4 mins)</text:p>
            <text:p><text:s/>* <text:span text:style-name="T2">Client</text:span> turns around and says what was most valuable (2 min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09:22:33.465235063</meta:creation-date>
    <meta:editing-duration>PT19S</meta:editing-duration>
    <meta:editing-cycles>2</meta:editing-cycles>
    <meta:generator>LibreOffice/5.1.6.2$Linux_X86_64 LibreOffice_project/10m0$Build-2</meta:generator>
    <dc:date>2019-08-14T09:22:51.778442015</dc:date>
    <meta:document-statistic meta:object-count="25"/>
  </office:meta>
</office:document-meta>
</file>